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2CEBBBE96401EC857C.png" manifest:media-type="image/png"/>
  <manifest:file-entry manifest:full-path="Pictures/10000000000002580000012CABB9CAE1F2629D6C.png" manifest:media-type="image/png"/>
  <manifest:file-entry manifest:full-path="Pictures/10000000000002580000012C9B2DF0230BC2234E.png" manifest:media-type="image/png"/>
  <manifest:file-entry manifest:full-path="Pictures/10000000000002580000012C545A586D66811A1B.png" manifest:media-type="image/png"/>
  <manifest:file-entry manifest:full-path="Pictures/10000000000002580000012C74A1F46A054F956E.png" manifest:media-type="image/png"/>
  <manifest:file-entry manifest:full-path="Pictures/10000000000002580000012CA360994965AE5F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37cm" fo:min-width="2.99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72cm" fo:min-width="2.643cm"/>
      <style:paragraph-properties style:writing-mode="lr-tb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1.972cm" fo:min-width="3.628cm"/>
      <style:paragraph-properties style:writing-mode="lr-tb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1.972cm" fo:min-width="3.62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1.537cm" fo:min-width="2.993cm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1.757cm" fo:min-width="2.459cm"/>
      <style:paragraph-properties style:writing-mode="lr-tb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1.772cm" fo:min-width="2.643cm"/>
      <style:paragraph-properties style:writing-mode="lr-tb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14cm" fo:min-width="2.993cm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098cm" fo:min-width="3.317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1.182cm" fo:min-width="2.521cm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1.14cm" fo:min-width="2.993cm"/>
      <style:paragraph-properties style:writing-mode="lr-tb"/>
    </style:style>
    <style:style style:name="gr17" style:family="graphic" style:parent-style-name="standard">
      <style:graphic-properties draw:fill-color="#ff8000" draw:textarea-horizontal-align="justify" draw:textarea-vertical-align="middle" draw:auto-grow-height="false" fo:min-height="1.14cm" fo:min-width="2.993cm"/>
      <style:paragraph-properties style:writing-mode="lr-tb"/>
    </style:style>
    <style:style style:name="gr18" style:family="graphic" style:parent-style-name="standard">
      <style:graphic-properties draw:fill-color="#ff8000" draw:textarea-horizontal-align="justify" draw:textarea-vertical-align="middle" draw:auto-grow-height="false" fo:min-height="1.098cm" fo:min-width="3.316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1.02cm" fo:min-width="4.85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9.592cm" fo:min-width="16.01cm"/>
    </style:style>
    <style:style style:name="gr21" style:family="graphic" style:parent-style-name="objectwithoutfill">
      <style:graphic-properties draw:marker-end="Arrowheads_20_6" draw:marker-end-width="0.3cm" draw:fill="none" draw:textarea-vertical-align="middle"/>
    </style:style>
    <style:style style:name="gr22" style:family="graphic" style:parent-style-name="objectwithoutfill">
      <style:graphic-properties draw:marker-end="Arrowheads_20_7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874cm" fo:min-width="4.216cm"/>
      <style:paragraph-properties style:writing-mode="lr-tb"/>
    </style:style>
    <style:style style:name="gr24" style:family="graphic" style:parent-style-name="standard">
      <style:graphic-properties draw:fill-color="#ff4000" draw:textarea-horizontal-align="justify" draw:textarea-vertical-align="middle" draw:auto-grow-height="false" fo:min-height="1.338cm" fo:min-width="3.628cm"/>
      <style:paragraph-properties style:writing-mode="lr-tb"/>
    </style:style>
    <style:style style:name="gr25" style:family="graphic" style:parent-style-name="objectwithoutfill">
      <style:graphic-properties draw:marker-end="Arrowheads_20_8" draw:marker-end-width="0.3cm" draw:fill="none" draw:textarea-vertical-align="middle"/>
    </style:style>
    <style:style style:name="gr26" style:family="graphic" style:parent-style-name="objectwithoutfill">
      <style:graphic-properties draw:marker-end="Arrowheads_20_9" draw:marker-end-width="0.3cm" draw:fill="none" draw:textarea-vertical-align="middle"/>
    </style:style>
    <style:style style:name="gr27" style:family="graphic" style:parent-style-name="objectwithoutfill">
      <style:graphic-properties draw:marker-end="Arrowheads_20_10" draw:marker-end-width="0.3cm" draw:fill="none" draw:textarea-vertical-align="middl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444cm, 0cm, 0cm)" draw:image-opacity="100%" style:mirror="non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445cm, 0cm, 0cm)" draw:image-opacity="100%" style:mirror="non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444cm, 0cm, 1.904cm)" draw:image-opacity="100%" style:mirror="none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445cm, 0cm, 1.905cm)" draw:image-opacity="100%" style:mirror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446cm, 0cm, 1.903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ff8000"/>
      <style:paragraph-properties fo:text-align="center"/>
    </style:style>
    <style:style style:name="P9" style:family="paragraph">
      <style:paragraph-properties fo:text-align="center"/>
      <style:text-properties fo:font-style="italic"/>
    </style:style>
    <style:style style:name="P10" style:family="paragraph">
      <loext:graphic-properties draw:fill="none"/>
      <style:paragraph-properties fo:text-align="center"/>
      <style:text-properties fo:font-size="13pt" fo:font-style="italic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2cm" svg:height="2.858cm" svg:x="3.858cm" svg:y="2.904cm">
          <text:p text:style-name="P1">Training </text:p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4.445cm" svg:height="2.858cm" svg:x="14.335cm" svg:y="8.619cm">
          <text:p text:style-name="P1">In-Sample 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128cm" svg:height="2.222cm" svg:x="9.89cm" svg:y="3.223cm">
          <text:p text:style-name="P1">Untrained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28cm" svg:height="2.222cm" svg:x="7.032cm" svg:y="13.065cm">
          <text:p text:style-name="P1">Trained Model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1.477cm" svg:y1="9.89cm" svg:x2="14.017cm" svg:y2="9.89cm">
          <text:p/>
        </draw:line>
        <draw:line draw:style-name="gr6" draw:text-style-name="P4" draw:layer="layout" svg:x1="5.762cm" svg:y1="5.762cm" svg:x2="8.62cm" svg:y2="8.302cm">
          <text:p/>
        </draw:line>
        <draw:line draw:style-name="gr7" draw:text-style-name="P4" draw:layer="layout" svg:x1="12.112cm" svg:y1="5.445cm" svg:x2="9.255cm" svg:y2="8.302cm">
          <text:p/>
        </draw:line>
        <draw:line draw:style-name="gr8" draw:text-style-name="P4" draw:layer="layout" svg:x1="8.937cm" svg:y1="11.16cm" svg:x2="8.937cm" svg:y2="12.747cm">
          <text:p/>
        </draw:line>
        <draw:custom-shape draw:style-name="gr9" draw:text-style-name="P5" draw:layer="layout" svg:width="3.492cm" svg:height="2.858cm" svg:x="2.27cm" svg:y="17.192cm">
          <text:p text:style-name="P1">Test </text:p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6" draw:layer="layout" svg:width="3.175cm" svg:height="2.223cm" svg:x="7.35cm" svg:y="8.62cm">
          <text:p text:style-name="P1">T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3.175cm" svg:height="2.223cm" svg:x="7.667cm" svg:y="17.509cm">
          <text:p text:style-name="P1">E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445cm" svg:height="2.858cm" svg:x="14.652cm" svg:y="17.192cm">
          <text:p text:style-name="P1">Out-Sample 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1.794cm" svg:y1="18.463cm" svg:x2="14.334cm" svg:y2="18.463cm">
          <text:p/>
        </draw:line>
        <draw:line draw:style-name="gr12" draw:text-style-name="P4" draw:layer="layout" svg:x1="5.979cm" svg:y1="18.78cm" svg:x2="7.567cm" svg:y2="18.78cm">
          <text:p/>
        </draw:line>
        <draw:line draw:style-name="gr8" draw:text-style-name="P4" draw:layer="layout" svg:x1="8.937cm" svg:y1="15.605cm" svg:x2="8.937cm" svg:y2="17.192cm">
          <text:p/>
        </draw:line>
      </draw:page>
      <draw:page draw:name="page2" draw:style-name="dp1" draw:master-page-name="Default">
        <draw:custom-shape draw:style-name="gr13" draw:text-style-name="P1" draw:layer="layout" svg:width="3.492cm" svg:height="2.223cm" svg:x="1.317cm" svg:y="2.587cm">
          <text:p text:style-name="P1">Training </text:p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5.397cm" svg:height="1.906cm" svg:x="11.477cm" svg:y="12.111cm">
          <text:p text:style-name="P1">In-Sample 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128cm" svg:height="2.222cm" svg:x="12.111cm" svg:y="4.174cm">
          <text:p text:style-name="P1">Untrained</text:p>
          <text:p text:style-name="P1">Model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572cm" svg:y1="13.063cm" svg:x2="11.159cm" svg:y2="13.063cm">
          <text:p/>
        </draw:line>
        <draw:line draw:style-name="gr6" draw:text-style-name="P4" draw:layer="layout" svg:x1="4.81cm" svg:y1="10.206cm" svg:x2="6.08cm" svg:y2="11.794cm">
          <text:p/>
        </draw:line>
        <draw:line draw:style-name="gr7" draw:text-style-name="P4" draw:layer="layout" svg:x1="9.89cm" svg:y1="9.889cm" svg:x2="8.302cm" svg:y2="11.476cm">
          <text:p/>
        </draw:line>
        <draw:custom-shape draw:style-name="gr15" draw:text-style-name="P6" draw:layer="layout" svg:width="3.175cm" svg:height="1.586cm" svg:x="5.761cm" svg:y="12.112cm">
          <text:p text:style-name="P1">T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3.492cm" svg:height="2.223cm" svg:x="2.905cm" svg:y="7.666cm">
          <text:p text:style-name="P1">Split train </text:p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8" draw:layer="layout" svg:width="3.492cm" svg:height="2.222cm" svg:x="1.635cm" svg:y="14.017cm">
          <text:p text:style-name="P1">Validation </text:p>
          <text:p text:style-name="P1">Data</text:p>
          <draw:enhanced-geometry svg:viewBox="0 0 88 21600" draw:glue-points="44 ?f6 44 0 0 10800 44 21600 88 10800" draw:text-areas="0 ?f6 88 ?f3" draw:type="can" draw:modifiers="6636.4372469635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4.128cm" svg:height="2.222cm" svg:x="11.794cm" svg:y="3.539cm">
          <text:p text:style-name="P1">Untrained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2.222cm" svg:x="11.159cm" svg:y="2.904cm">
          <text:p text:style-name="P1">Untrained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2.222cm" svg:x="8.302cm" svg:y="7.349cm">
          <text:p text:style-name="P1">Untrained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396cm" svg:height="1.906cm" svg:x="11.161cm" svg:y="14.65cm">
          <text:p text:style-name="P1">out-Sample 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128cm" svg:height="2.222cm" svg:x="12.111cm" svg:y="17.509cm">
          <text:p text:style-name="P1">Selected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5.35cm" svg:height="1.27cm" svg:x="11.524cm" svg:y="18.779cm">
          <text:p text:style-name="P9"><text:span text:style-name="T1">Partially trained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6.51cm" svg:height="9.842cm" svg:x="1.317cm" svg:y="6.7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175cm" svg:height="1.586cm" svg:x="6.08cm" svg:y="14.65cm">
          <text:p text:style-name="P1">E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4" draw:layer="layout" svg:x1="1.952cm" svg:y1="6.079cm" svg:x2="4.492cm" svg:y2="7.666cm">
          <text:p/>
        </draw:line>
        <draw:line draw:style-name="gr22" draw:text-style-name="P4" draw:layer="layout" svg:x1="1.952cm" svg:y1="6.079cm" svg:x2="2.27cm" svg:y2="13.699cm">
          <text:p/>
        </draw:line>
        <draw:line draw:style-name="gr5" draw:text-style-name="P4" draw:layer="layout" svg:x1="9.572cm" svg:y1="15.604cm" svg:x2="11.159cm" svg:y2="15.604cm">
          <text:p/>
        </draw:line>
        <draw:line draw:style-name="gr5" draw:text-style-name="P4" draw:layer="layout" svg:x1="4.81cm" svg:y1="15.286cm" svg:x2="5.762cm" svg:y2="15.286cm">
          <text:p/>
        </draw:line>
        <draw:custom-shape draw:style-name="gr23" draw:text-style-name="P1" draw:layer="layout" svg:width="6.668cm" svg:height="1.588cm" svg:x="19.732cm" svg:y="2.905cm">
          <text:p text:style-name="P1">In-Sample 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4.128cm" svg:height="1.588cm" svg:x="18.462cm" svg:y="11.477cm">
          <text:p text:style-name="P1">Trained Model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0.268cm" svg:y1="6.397cm" svg:x2="21.955cm" svg:y2="5.126cm">
          <text:p/>
        </draw:line>
        <draw:line draw:style-name="gr8" draw:text-style-name="P4" draw:layer="layout" svg:x1="20.585cm" svg:y1="9.255cm" svg:x2="20.368cm" svg:y2="10.843cm">
          <text:p/>
        </draw:line>
        <draw:custom-shape draw:style-name="gr9" draw:text-style-name="P5" draw:layer="layout" svg:width="3.492cm" svg:height="2.858cm" svg:x="23.225cm" svg:y="8.302cm">
          <text:p text:style-name="P1">Test </text:p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6" draw:layer="layout" svg:width="3.175cm" svg:height="2.223cm" svg:x="18.145cm" svg:y="6.714cm">
          <text:p text:style-name="P1">T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3.175cm" svg:height="2.223cm" svg:x="18.145cm" svg:y="14.018cm">
          <text:p text:style-name="P1">E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445cm" svg:height="2.858cm" svg:x="21.638cm" svg:y="15.922cm">
          <text:p text:style-name="P1">Out-Sample 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0.368cm" svg:y1="16.558cm" svg:x2="21.32cm" svg:y2="17.51cm">
          <text:p/>
        </draw:line>
        <draw:line draw:style-name="gr12" draw:text-style-name="P4" draw:layer="layout" svg:x1="24.495cm" svg:y1="11.795cm" svg:x2="21.638cm" svg:y2="14.97cm">
          <text:p/>
        </draw:line>
        <draw:line draw:style-name="gr8" draw:text-style-name="P4" draw:layer="layout" svg:x1="20.368cm" svg:y1="13.065cm" svg:x2="20.368cm" svg:y2="13.7cm">
          <text:p/>
        </draw:line>
        <draw:line draw:style-name="gr25" draw:text-style-name="P4" draw:layer="layout" svg:x1="4.81cm" svg:y1="5.127cm" svg:x2="17.827cm" svg:y2="7.667cm">
          <text:p/>
        </draw:line>
        <draw:line draw:style-name="gr26" draw:text-style-name="P4" draw:layer="layout" svg:x1="9.889cm" svg:y1="17.191cm" svg:x2="11.477cm" svg:y2="18.461cm">
          <text:p/>
        </draw:line>
        <draw:line draw:style-name="gr27" draw:text-style-name="P4" draw:layer="layout" svg:x1="16.557cm" svg:y1="17.192cm" svg:x2="18.145cm" svg:y2="9.255cm">
          <text:p/>
        </draw:line>
      </draw:page>
      <draw:page draw:name="page3" draw:style-name="dp1" draw:master-page-name="Default">
        <draw:frame draw:style-name="gr28" draw:text-style-name="P1" draw:layer="layout" svg:width="9.251cm" svg:height="6.537cm" svg:x="1.411cm" svg:y="3.54cm">
          <draw:image xlink:href="Pictures/10000000000002580000012CEBBBE96401EC857C.png" xlink:type="simple" xlink:show="embed" xlink:actuate="onLoad" draw:mime-type="image/png">
            <text:p/>
          </draw:image>
        </draw:frame>
        <draw:frame draw:style-name="gr29" draw:text-style-name="P1" draw:layer="layout" svg:width="9.25cm" svg:height="6.537cm" svg:x="1.317cm" svg:y="10.338cm">
          <draw:image xlink:href="Pictures/10000000000002580000012CABB9CAE1F2629D6C.png" xlink:type="simple" xlink:show="embed" xlink:actuate="onLoad" draw:mime-type="image/png">
            <text:p/>
          </draw:image>
        </draw:frame>
        <draw:frame draw:style-name="gr30" draw:text-style-name="P1" draw:layer="layout" svg:width="7.71cm" svg:height="6.537cm" svg:x="10.662cm" svg:y="10.338cm">
          <draw:image xlink:href="Pictures/10000000000002580000012C9B2DF0230BC2234E.png" xlink:type="simple" xlink:show="embed" xlink:actuate="onLoad" draw:mime-type="image/png">
            <text:p/>
          </draw:image>
        </draw:frame>
        <draw:frame draw:style-name="gr31" draw:text-style-name="P1" draw:layer="layout" svg:width="7.708cm" svg:height="6.537cm" svg:x="10.663cm" svg:y="3.54cm">
          <draw:image xlink:href="Pictures/10000000000002580000012C545A586D66811A1B.png" xlink:type="simple" xlink:show="embed" xlink:actuate="onLoad" draw:mime-type="image/png">
            <text:p/>
          </draw:image>
        </draw:frame>
        <draw:frame draw:style-name="gr32" draw:text-style-name="P1" draw:layer="layout" svg:width="7.709cm" svg:height="6.537cm" svg:x="18.372cm" svg:y="3.54cm">
          <draw:image xlink:href="Pictures/10000000000002580000012C74A1F46A054F956E.png" xlink:type="simple" xlink:show="embed" xlink:actuate="onLoad" draw:mime-type="image/png">
            <text:p/>
          </draw:image>
        </draw:frame>
        <draw:frame draw:style-name="gr32" draw:text-style-name="P1" draw:layer="layout" svg:width="7.709cm" svg:height="6.536cm" svg:x="18.372cm" svg:y="10.338cm">
          <draw:image xlink:href="Pictures/10000000000002580000012CA360994965AE5F3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7T21:48:34.514000000</meta:creation-date>
    <dc:date>2023-11-08T11:41:46.809000000</dc:date>
    <meta:editing-duration>PT31M27S</meta:editing-duration>
    <meta:editing-cycles>2</meta:editing-cycles>
    <meta:generator>LibreOffice/7.3.4.2$Windows_X86_64 LibreOffice_project/728fec16bd5f605073805c3c9e7c4212a0120dc5</meta:generator>
    <meta:document-statistic meta:object-count="56"/>
  </office:meta>
</office:document-meta>
</file>